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34cm"/>
    </style:style>
    <style:style style:name="co2" style:family="table-column">
      <style:table-column-properties fo:break-before="auto" style:column-width="7.923cm"/>
    </style:style>
    <style:style style:name="co3" style:family="table-column">
      <style:table-column-properties fo:break-before="auto" style:column-width="10.2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 style:data-style-name="N52">
      <style:table-cell-properties fo:background-color="#b2b2b2"/>
    </style:style>
    <style:style style:name="ce2" style:family="table-cell" style:parent-style-name="Default" style:data-style-name="N52"/>
    <style:style style:name="ce11" style:family="table-cell" style:parent-style-name="Default" style:data-style-name="N52">
      <style:table-cell-properties fo:background-color="transparent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4" table:default-cell-style-name="ce13"/>
        <table:table-row table:style-name="ro1"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etiquetas</text:p>
          </table:table-cell>
          <table:table-cell table:style-name="ce1" office:value-type="string" calcext:value-type="string">
            <text:p>creado</text:p>
          </table:table-cell>
          <table:table-cell table:style-name="ce1" office:value-type="string" calcext:value-type="string">
            <text:p>modificado</text:p>
          </table:table-cell>
          <table:table-cell table:style-name="ce1" office:value-type="string" calcext:value-type="string">
            <text:p>oculto</text:p>
          </table:table-cell>
        </table:table-row>
        <table:table-row table:style-name="ro1"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ones del Poder Judicial del Estado de Coahuila de Zaragoz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consejo-de-la-judicatura</text:p>
          </table:table-cell>
          <table:table-cell table:number-columns-repeated="2" table:style-name="ce4" office:value-type="string" calcext:value-type="string">
            <text:p>Sesiones del Consejo de la Judicatur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votos-particulares</text:p>
          </table:table-cell>
          <table:table-cell table:number-columns-repeated="2" table:style-name="ce4" office:value-type="string" calcext:value-type="string">
            <text:p>Votos Particulares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</text:p>
          </table:table-cell>
          <table:table-cell table:number-columns-repeated="2" table:style-name="ce4" office:value-type="string" calcext:value-type="string">
            <text:p>Sesiones del Pleno del Tribunal Superior de Justici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-2020</text:p>
          </table:table-cell>
          <table:table-cell table:number-columns-repeated="2" table:style-name="ce4" office:value-type="string" calcext:value-type="string">
            <text:p>Sesiones del Pleno del Tribunal Superior de Justicia en 2020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ordinaria</text:p>
          </table:table-cell>
          <table:table-cell office:value-type="string" calcext:value-type="string">
            <text:p>Primera Sesión Ordinaria</text:p>
          </table:table-cell>
          <table:table-cell office:value-type="string" calcext:value-type="string">
            <text:p>Sesión Ordinaria del Pleno del TSJ, 08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8T15:00:00" calcext:value-type="date">
            <text:p>2020-01-0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ordinaria</text:p>
          </table:table-cell>
          <table:table-cell office:value-type="string" calcext:value-type="string">
            <text:p>Segunda Sesión Ordinaria</text:p>
          </table:table-cell>
          <table:table-cell office:value-type="string" calcext:value-type="string">
            <text:p>Sesión Ordinaria del Pleno del TSJ, 15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15T15:00:00" calcext:value-type="date">
            <text:p>2020-01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ordinaria</text:p>
          </table:table-cell>
          <table:table-cell office:value-type="string" calcext:value-type="string">
            <text:p>Tercera Sesión Ordinaria</text:p>
          </table:table-cell>
          <table:table-cell office:value-type="string" calcext:value-type="string">
            <text:p>Sesión Ordinaria del Pleno del TSJ, 22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2T15:00:00" calcext:value-type="date">
            <text:p>2020-01-2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cuarta-sesion-ordinaria</text:p>
          </table:table-cell>
          <table:table-cell office:value-type="string" calcext:value-type="string">
            <text:p>Cuarta Sesión Ordinaria</text:p>
          </table:table-cell>
          <table:table-cell office:value-type="string" calcext:value-type="string">
            <text:p>Sesión Ordinaria del Pleno del TSJ, 29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9T15:00:00" calcext:value-type="date">
            <text:p>2020-01-2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quinta-sesion-ordinaria</text:p>
          </table:table-cell>
          <table:table-cell office:value-type="string" calcext:value-type="string">
            <text:p>Quinta Sesión Ordinaria</text:p>
          </table:table-cell>
          <table:table-cell office:value-type="string" calcext:value-type="string">
            <text:p>Sesión Ordinaria del Pleno del TSJ, 05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05T15:00:00" calcext:value-type="date">
            <text:p>2020-02-0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xta-sesion-ordinaria</text:p>
          </table:table-cell>
          <table:table-cell office:value-type="string" calcext:value-type="string">
            <text:p>Sexta Sesión Ordinaria</text:p>
          </table:table-cell>
          <table:table-cell office:value-type="string" calcext:value-type="string">
            <text:p>Sesión Ordinaria del Pleno del TSJ, 12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2T15:00:00" calcext:value-type="date">
            <text:p>2020-02-1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ptima-sesion-ordinaria</text:p>
          </table:table-cell>
          <table:table-cell office:value-type="string" calcext:value-type="string">
            <text:p>Séptima Sesión Ordinaria</text:p>
          </table:table-cell>
          <table:table-cell office:value-type="string" calcext:value-type="string">
            <text:p>Sesión Ordinaria del Pleno del TSJ, 19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9T15:00:00" calcext:value-type="date">
            <text:p>2020-02-1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octava-sesion-ordinaria</text:p>
          </table:table-cell>
          <table:table-cell office:value-type="string" calcext:value-type="string">
            <text:p>Octava Sesión Ordinaria</text:p>
          </table:table-cell>
          <table:table-cell office:value-type="string" calcext:value-type="string">
            <text:p>Sesión Ordinaria del Pleno del TSJ, 26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26T15:00:00" calcext:value-type="date">
            <text:p>2020-02-26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novena-sesion-ordinaria</text:p>
          </table:table-cell>
          <table:table-cell office:value-type="string" calcext:value-type="string">
            <text:p>Novena Sesión Ordinaria</text:p>
          </table:table-cell>
          <table:table-cell office:value-type="string" calcext:value-type="string">
            <text:p>Sesión Ordinaria del Pleno del TSJ, 04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04T15:00:00" calcext:value-type="date">
            <text:p>2020-03-0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sion-ordinaria</text:p>
          </table:table-cell>
          <table:table-cell office:value-type="string" calcext:value-type="string">
            <text:p>Décima Sesión Ordinaria</text:p>
          </table:table-cell>
          <table:table-cell office:value-type="string" calcext:value-type="string">
            <text:p>Sesión Ordinaria del Pleno del TSJ, 11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1T15:00:00" calcext:value-type="date">
            <text:p>2020-03-1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ón Ordinaria del Pleno del TSJ, 18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8T15:00:00" calcext:value-type="date">
            <text:p>2020-03-1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table:style-name="ce6" office:value-type="string" calcext:value-type="string">
            <text:p>Sesión Ordinaria del Pleno del TSJ, 20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0T11:00:00" calcext:value-type="date">
            <text:p>2020-05-20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extraordinaria</text:p>
          </table:table-cell>
          <table:table-cell office:value-type="string" calcext:value-type="string">
            <text:p>Primera Sesión Extraordinaria</text:p>
          </table:table-cell>
          <table:table-cell office:value-type="string" calcext:value-type="string">
            <text:p>Sesión Extraordinaria del Pleno del TSJ, 15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15T15:00:00" calcext:value-type="date">
            <text:p>2020-04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extraordinaria</text:p>
          </table:table-cell>
          <table:table-cell office:value-type="string" calcext:value-type="string">
            <text:p>Segunda Sesión Extraordinaria</text:p>
          </table:table-cell>
          <table:table-cell office:value-type="string" calcext:value-type="string">
            <text:p>Sesión Extraordinaria del Pleno del TSJ, 30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30T11:05:00" calcext:value-type="date">
            <text:p>2020-04-30 11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extraordinaria</text:p>
          </table:table-cell>
          <table:table-cell office:value-type="string" calcext:value-type="string">
            <text:p>Tercera Sesión Extraordinaria</text:p>
          </table:table-cell>
          <table:table-cell office:value-type="string" calcext:value-type="string">
            <text:p>Sesión Extraordinaria del Pleno del TSJ, 13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3T11:00:00" calcext:value-type="date">
            <text:p>2020-05-13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tribunal-constitucional</text:p>
          </table:table-cell>
          <table:table-cell table:number-columns-repeated="2" table:style-name="ce4" office:value-type="string" calcext:value-type="string">
            <text:p>Sesiones del Tribunal Constituc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tribunal-constitucional-2020</text:p>
          </table:table-cell>
          <table:table-cell table:style-name="ce4" office:value-type="string" calcext:value-type="string">
            <text:p>Sesiones del Tribunal Constitucional en 2020</text:p>
          </table:table-cell>
          <table:table-cell table:style-name="ce4" office:value-type="string" calcext:value-type="string">
            <text:p>Sesiones del Tribunal Constituc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tribunal-constitucional-2020-audiencia-de-alegatos-de-demanda-de-accion-de-inconstiticionalidad-local-ail-3-2020</text:p>
          </table:table-cell>
          <table:table-cell office:value-type="string" calcext:value-type="string">
            <text:p>Audiencia de Alegatos de Demanda de Acción de Inconstiticionalidad Local AIL-3/2020</text:p>
          </table:table-cell>
          <table:table-cell office:value-type="string" calcext:value-type="string">
            <text:p>Audiencia de Alegatos, 06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6T14:00:00" calcext:value-type="date">
            <text:p>2020-05-06 1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-2020-primera-sesion-ordinaria-del-pleno-del-tribunal-constitucional-local-2020-05-11</text:p>
          </table:table-cell>
          <table:table-cell office:value-type="string" calcext:value-type="string">
            <text:p>Primera Sesión Ordinaria</text:p>
          </table:table-cell>
          <table:table-cell office:value-type="string" calcext:value-type="string">
            <text:p>Sesión Ordinaria del Tribunal Constitucional, 11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1T11:00:00" calcext:value-type="date">
            <text:p>2020-05-11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civil-y-familiar</text:p>
          </table:table-cell>
          <table:table-cell table:number-columns-repeated="2" table:style-name="ce4" office:value-type="string" calcext:value-type="string">
            <text:p>Sesiones de la Sala Civil y Familiar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civil-y-familiar-2020</text:p>
          </table:table-cell>
          <table:table-cell table:style-name="ce4" office:value-type="string" calcext:value-type="string">
            <text:p>Sesiones de la Sala Civil y Familiar en 2020</text:p>
          </table:table-cell>
          <table:table-cell table:style-name="ce4" office:value-type="string" calcext:value-type="string">
            <text:p>Sesiones de la Sala Civil y Familiar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civil-y-familiar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office:value-type="string" calcext:value-type="string">
            <text:p>Sesión Ordinaria de la Sala Civil y Familiar, 08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2:00:00" calcext:value-type="date">
            <text:p>2020-05-08 1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cuarta-sesion-ordinaria</text:p>
          </table:table-cell>
          <table:table-cell table:style-name="ce6" office:value-type="string" calcext:value-type="string">
            <text:p>Décima Cuarta Sesión Ordinaria</text:p>
          </table:table-cell>
          <table:table-cell table:style-name="ce6" office:value-type="string" calcext:value-type="string">
            <text:p>Sesión Ordinaria de la Sala Civil y Familiar, 21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1T11:00:00" calcext:value-type="date">
            <text:p>2020-05-21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penal</text:p>
          </table:table-cell>
          <table:table-cell table:number-columns-repeated="2" table:style-name="ce4" office:value-type="string" calcext:value-type="string">
            <text:p>Sesiones de la Sala Pe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penal-2020</text:p>
          </table:table-cell>
          <table:table-cell table:style-name="ce4" office:value-type="string" calcext:value-type="string">
            <text:p>Sesiones de la Sala Penal en 2020</text:p>
          </table:table-cell>
          <table:table-cell table:style-name="ce4" office:value-type="string" calcext:value-type="string">
            <text:p>Sesiones de la Sala Pe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esiones-sala-penal-2020-decima-tercera-sesion-ordinaria-primera-digital</text:p>
          </table:table-cell>
          <table:table-cell table:style-name="ce6" office:value-type="string" calcext:value-type="string">
            <text:p>Décimo Tercera Sesión Ordinaria Primera Digital</text:p>
          </table:table-cell>
          <table:table-cell table:style-name="ce6" office:value-type="string" calcext:value-type="string">
            <text:p>Sesión Ordinaria de la Sala Penal, 14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14T14:00:00" calcext:value-type="date">
            <text:p>2020-05-14 14:00:0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esiones-sala-penal-2020-decima-cuarta-sesion-ordinaria-segunda-digital</text:p>
          </table:table-cell>
          <table:table-cell table:style-name="ce6" office:value-type="string" calcext:value-type="string">
            <text:p>Décima Cuarta Sesión Ordinaria Segunda Digital</text:p>
          </table:table-cell>
          <table:table-cell table:style-name="ce6" office:value-type="string" calcext:value-type="string">
            <text:p>Sesión Ordinaria de la Sala Penal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2T11:00:00" calcext:value-type="date">
            <text:p>2020-05-2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regional</text:p>
          </table:table-cell>
          <table:table-cell table:number-columns-repeated="2" table:style-name="ce4" office:value-type="string" calcext:value-type="string">
            <text:p>Sesiones de la Sala Reg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regional-2020</text:p>
          </table:table-cell>
          <table:table-cell table:style-name="ce4" office:value-type="string" calcext:value-type="string">
            <text:p>Sesiones de la Sala Regional en 2020</text:p>
          </table:table-cell>
          <table:table-cell table:style-name="ce4" office:value-type="string" calcext:value-type="string">
            <text:p>Sesiones de la Sala Reg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ón Ordinaria de la Sala Regional, 08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1:00:00" calcext:value-type="date">
            <text:p>2020-05-08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regional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office:value-type="string" calcext:value-type="string">
            <text:p>Sesión Ordinaria de la Sala Regional, 14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4T11:00:00" calcext:value-type="date">
            <text:p>2020-05-14 11:00: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09:51:33.5212695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16:27:22.290374864</meta:creation-date>
    <meta:generator>LibreOffice/6.4.3.2$Linux_X86_64 LibreOffice_project/40$Build-2</meta:generator>
    <dc:date>2020-05-21T09:51:56.421830501</dc:date>
    <meta:editing-duration>PT58M42S</meta:editing-duration>
    <meta:editing-cycles>24</meta:editing-cycles>
    <meta:document-statistic meta:table-count="1" meta:cell-count="259" meta:object-count="0"/>
  </office:meta>
</office:document-meta>
</file>